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3cm" svg:height="1.9cm" svg:x="9.5cm" svg:y="0.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3.3cm" svg:height="1.9cm" svg:x="9.2cm" svg:y="26.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4" draw:id="id4" draw:layer="layout" svg:width="12.2cm" svg:height="3.5cm" svg:x="0.8cm" svg:y="5cm">
          <text:p text:style-name="P1">OUTPUT “Please enter a whole</text:p>
          <text:p text:style-name="P1"><text:s/>number between 10 and 20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" draw:id="id1" draw:layer="layout" svg:width="1.4cm" svg:height="1.2cm" svg:x="8.2cm" svg:y="14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9cm" svg:y1="15.2cm" svg:x2="10.85cm" svg:y2="26.8cm" draw:start-shape="id1" draw:start-glue-point="6" draw:end-shape="id2" svg:d="M8900 15200v5801h1950v5799" svg:viewBox="0 0 1951 11601">
          <text:p/>
        </draw:connector>
        <draw:connector draw:style-name="gr2" draw:text-style-name="P1" draw:layer="layout" svg:x1="9.6cm" svg:y1="14.6cm" svg:x2="16.203cm" svg:y2="11.2cm" draw:start-shape="id1" draw:start-glue-point="7" draw:end-shape="id3" draw:end-glue-point="7" svg:d="M9600 14600h6603v-3400" svg:viewBox="0 0 6604 3401">
          <text:p/>
        </draw:connector>
        <draw:custom-shape draw:style-name="gr1" draw:text-style-name="P1" xml:id="id5" draw:id="id5" draw:layer="layout" svg:width="10.8cm" svg:height="3.2cm" svg:x="1cm" svg:y="9.4cm">
          <text:p text:style-name="P1">INPUT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5.657cm" svg:y1="8.5cm" svg:x2="6.4cm" svg:y2="9.4cm" draw:start-shape="id4" draw:start-glue-point="7" draw:end-shape="id5" draw:end-glue-point="5" svg:d="M5657 8500v451h743v449" svg:viewBox="0 0 744 901">
          <text:p/>
        </draw:connector>
        <draw:connector draw:style-name="gr2" draw:text-style-name="P1" draw:layer="layout" svg:x1="5.3cm" svg:y1="12.6cm" svg:x2="8.9cm" svg:y2="14cm" draw:start-shape="id5" draw:start-glue-point="7" draw:end-shape="id1" draw:end-glue-point="4" svg:d="M5300 12600v701h3600v699" svg:viewBox="0 0 3601 1401">
          <text:p/>
        </draw:connector>
        <draw:frame draw:style-name="gr3" draw:layer="layout" svg:width="0.891cm" svg:height="0.962cm" svg:x="7.8cm" svg:y="15.6cm">
          <draw:text-box>
            <text:p>T</text:p>
          </draw:text-box>
        </draw:frame>
        <draw:frame draw:style-name="gr4" draw:layer="layout" svg:width="0.891cm" svg:height="0.962cm" svg:x="10.7cm" svg:y="14.8cm">
          <draw:text-box>
            <text:p>F</text:p>
          </draw:text-box>
        </draw:frame>
        <draw:custom-shape draw:style-name="gr1" draw:text-style-name="P1" xml:id="id3" draw:id="id3" draw:layer="layout" svg:width="9.3cm" svg:height="5.3cm" svg:x="12.5cm" svg:y="5.9cm">
          <text:p text:style-name="P1">OUTPUT “This is not</text:p>
          <text:p text:style-name="P1">within the required range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7.15cm" svg:y1="5.9cm" svg:x2="8.12cm" svg:y2="5cm" draw:start-shape="id3" draw:start-glue-point="5" draw:end-shape="id4" draw:end-glue-point="4" svg:d="M17150 5900v-1401h-9030v501" svg:viewBox="0 0 9031 1402">
          <text:p/>
        </draw:connector>
        <draw:connector draw:style-name="gr2" draw:text-style-name="P1" draw:layer="layout" svg:x1="11.15cm" svg:y1="2.3cm" svg:x2="6.9cm" svg:y2="5cm" draw:start-shape="id6" draw:start-glue-point="6" draw:end-shape="id4" svg:d="M11150 2300v1351h-4250v1349" svg:viewBox="0 0 4251 2701">
          <text:p/>
        </draw:connector>
        <draw:frame draw:style-name="gr5" draw:layer="layout" svg:width="6.251cm" svg:height="0.962cm" svg:x="13.6cm" svg:y="1.838cm">
          <draw:text-box>
            <text:p>1. 10&lt;=number&lt;=2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4:13.838000000</meta:creation-date>
    <dc:date>2014-10-21T14:22:46.261000000</dc:date>
    <meta:editing-duration>P0D</meta:editing-duration>
    <meta:editing-cycles>1</meta:editing-cycles>
    <meta:document-statistic meta:object-count="15"/>
    <meta:generator>LibreOffice/4.2.5.2$Windows_x86 LibreOffice_project/61cb170a04bb1f12e77c884eab9192be736ec5f5</meta:generator>
  </office:meta>
</office:document-meta>
</file>